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2pt" fo:font-style="normal" fo:font-weight="normal" officeooo:rsid="001c18c3" officeooo:paragraph-rsid="001ba65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21409a" fo:font-size="15pt" fo:font-style="italic" fo:font-weight="bold" officeooo:rsid="001cf448" officeooo:paragraph-rsid="001cf448" style:font-size-asian="15pt" style:font-style-asian="italic" style:font-weight-asian="bold" style:font-size-complex="15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stag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2:31:11.013090445</meta:creation-date>
    <meta:editing-duration>PT3M42S</meta:editing-duration>
    <meta:editing-cycles>2</meta:editing-cycles>
    <meta:generator>LibreOffice/6.0.7.3$Linux_X86_64 LibreOffice_project/00m0$Build-3</meta:generator>
    <dc:date>2020-03-10T12:34:41.402825084</dc:date>
    <meta:document-statistic meta:table-count="0" meta:image-count="0" meta:object-count="0" meta:page-count="1" meta:paragraph-count="1" meta:word-count="3" meta:character-count="16" meta:non-whitespace-character-count="14"/>
  </office:meta>
</office:document-meta>
</file>